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0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47.73pt" svg:height="476.82pt" svg:x="418.76pt" svg:y="211.32pt">
            <draw:object draw:notify-on-update-of-ranges="Sheet1.A1:Sheet1.A1 Sheet1.A2:Sheet1.A19 Sheet1.B1:Sheet1.B1 Sheet1.B2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68.73pt" svg:height="498.3pt" svg:x="367.51pt" svg:y="1095.31pt">
            <draw:object draw:notify-on-update-of-ranges="Sheet1.A20:Sheet1.A20 Sheet1.A21:Sheet1.A38 Sheet1.B20:Sheet1.B20 Sheet1.B21:Sheet1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20.08pt" svg:height="527.5pt" svg:x="367.51pt" svg:y="1709.4pt">
            <draw:object draw:notify-on-update-of-ranges="Sheet1.A39:Sheet1.A39 Sheet1.A40:Sheet1.A56 Sheet1.B39:Sheet1.B39 Sheet1.B40:Sheet1.B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ndom Number Sorting</text:p>
          </table:table-cell>
          <table:table-cell/>
        </table:table-row>
        <table:table-row table:style-name="ro1">
          <table:table-cell office:value-type="string" calcext:value-type="string">
            <text:p>Bubble Sort One Hundred Integers</text:p>
          </table:table-cell>
          <table:table-cell office:value-type="float" office:value="2340277" calcext:value-type="float">
            <text:p>2340277</text:p>
          </table:table-cell>
        </table:table-row>
        <table:table-row table:style-name="ro2">
          <table:table-cell office:value-type="string" calcext:value-type="string">
            <text:p>Bubble Sort One Thousand Integers</text:p>
          </table:table-cell>
          <table:table-cell office:value-type="float" office:value="36158542" calcext:value-type="float">
            <text:p>36158542</text:p>
          </table:table-cell>
        </table:table-row>
        <table:table-row table:style-name="ro2">
          <table:table-cell office:value-type="string" calcext:value-type="string">
            <text:p>Bubble Sort Ten Thousand Integers</text:p>
          </table:table-cell>
          <table:table-cell office:value-type="float" office:value="720552569" calcext:value-type="float">
            <text:p>720552569</text:p>
          </table:table-cell>
        </table:table-row>
        <table:table-row table:style-name="ro3">
          <table:table-cell office:value-type="string" calcext:value-type="string">
            <text:p>Bubble Sort with Swap Count One Hundred Integers</text:p>
          </table:table-cell>
          <table:table-cell office:value-type="float" office:value="2352939" calcext:value-type="float">
            <text:p>2352939</text:p>
          </table:table-cell>
        </table:table-row>
        <table:table-row table:style-name="ro3">
          <table:table-cell office:value-type="string" calcext:value-type="string">
            <text:p>Bubble Sort with Swap Count One Thousand Integers</text:p>
          </table:table-cell>
          <table:table-cell office:value-type="float" office:value="48218986" calcext:value-type="float">
            <text:p>48218986</text:p>
          </table:table-cell>
        </table:table-row>
        <table:table-row table:style-name="ro3">
          <table:table-cell office:value-type="string" calcext:value-type="string">
            <text:p>Bubble Sort with Swap Count Ten Thousand Integers</text:p>
          </table:table-cell>
          <table:table-cell office:value-type="float" office:value="1655832010" calcext:value-type="float">
            <text:p>1655832010</text:p>
          </table:table-cell>
        </table:table-row>
        <table:table-row table:style-name="ro2">
          <table:table-cell office:value-type="string" calcext:value-type="string">
            <text:p>Insertion Sort One Hundred Integers</text:p>
          </table:table-cell>
          <table:table-cell office:value-type="float" office:value="60212" calcext:value-type="float">
            <text:p>60212</text:p>
          </table:table-cell>
        </table:table-row>
        <table:table-row table:style-name="ro2">
          <table:table-cell office:value-type="string" calcext:value-type="string">
            <text:p>Insertion Sort One Thousand Integers</text:p>
          </table:table-cell>
          <table:table-cell office:value-type="float" office:value="712859" calcext:value-type="float">
            <text:p>712859</text:p>
          </table:table-cell>
        </table:table-row>
        <table:table-row table:style-name="ro2">
          <table:table-cell office:value-type="string" calcext:value-type="string">
            <text:p>Insertion Sort Ten Thousand Integers</text:p>
          </table:table-cell>
          <table:table-cell office:value-type="float" office:value="72014508" calcext:value-type="float">
            <text:p>72014508</text:p>
          </table:table-cell>
        </table:table-row>
        <table:table-row table:style-name="ro2">
          <table:table-cell office:value-type="string" calcext:value-type="string">
            <text:p>Merge Sort One Hundred Integers</text:p>
          </table:table-cell>
          <table:table-cell office:value-type="float" office:value="1155576" calcext:value-type="float">
            <text:p>1155576</text:p>
          </table:table-cell>
        </table:table-row>
        <table:table-row table:style-name="ro2">
          <table:table-cell office:value-type="string" calcext:value-type="string">
            <text:p>Merge Sort One Thousand Integers</text:p>
          </table:table-cell>
          <table:table-cell office:value-type="float" office:value="7258064" calcext:value-type="float">
            <text:p>7258064</text:p>
          </table:table-cell>
        </table:table-row>
        <table:table-row table:style-name="ro2">
          <table:table-cell office:value-type="string" calcext:value-type="string">
            <text:p>Merge Sort Ten Thousand Integers</text:p>
          </table:table-cell>
          <table:table-cell office:value-type="float" office:value="9450255" calcext:value-type="float">
            <text:p>9450255</text:p>
          </table:table-cell>
        </table:table-row>
        <table:table-row table:style-name="ro2">
          <table:table-cell office:value-type="string" calcext:value-type="string">
            <text:p>Quick Sort One Hundred Integers</text:p>
          </table:table-cell>
          <table:table-cell office:value-type="float" office:value="239716" calcext:value-type="float">
            <text:p>239716</text:p>
          </table:table-cell>
        </table:table-row>
        <table:table-row table:style-name="ro2">
          <table:table-cell office:value-type="string" calcext:value-type="string">
            <text:p>Quick Sort One Thousand Integers</text:p>
          </table:table-cell>
          <table:table-cell office:value-type="float" office:value="3731406" calcext:value-type="float">
            <text:p>3731406</text:p>
          </table:table-cell>
        </table:table-row>
        <table:table-row table:style-name="ro2">
          <table:table-cell office:value-type="string" calcext:value-type="string">
            <text:p>Quick Sort Ten Thousand Integers</text:p>
          </table:table-cell>
          <table:table-cell office:value-type="float" office:value="4627244" calcext:value-type="float">
            <text:p>4627244</text:p>
          </table:table-cell>
        </table:table-row>
        <table:table-row table:style-name="ro2">
          <table:table-cell office:value-type="string" calcext:value-type="string">
            <text:p>Selection Sort One Hundred Integers</text:p>
          </table:table-cell>
          <table:table-cell office:value-type="float" office:value="886852" calcext:value-type="float">
            <text:p>886852</text:p>
          </table:table-cell>
        </table:table-row>
        <table:table-row table:style-name="ro2">
          <table:table-cell office:value-type="string" calcext:value-type="string">
            <text:p>Selection Sort One Thousand Integers</text:p>
          </table:table-cell>
          <table:table-cell office:value-type="float" office:value="17377600" calcext:value-type="float">
            <text:p>17377600</text:p>
          </table:table-cell>
        </table:table-row>
        <table:table-row table:style-name="ro2">
          <table:table-cell office:value-type="string" calcext:value-type="string">
            <text:p>Selection Sort Ten Thousand Integers</text:p>
          </table:table-cell>
          <table:table-cell office:value-type="float" office:value="133593636" calcext:value-type="float">
            <text:p>133593636</text:p>
          </table:table-cell>
        </table:table-row>
        <table:table-row table:style-name="ro1">
          <table:table-cell office:value-type="string" calcext:value-type="string">
            <text:p>Sorted Integer Sorting</text:p>
          </table:table-cell>
          <table:table-cell/>
        </table:table-row>
        <table:table-row table:style-name="ro4">
          <table:table-cell office:value-type="string" calcext:value-type="string">
            <text:p>Bubble Sort One Hundred Sorted Integers</text:p>
          </table:table-cell>
          <table:table-cell office:value-type="float" office:value="87578" calcext:value-type="float">
            <text:p>87578</text:p>
          </table:table-cell>
        </table:table-row>
        <table:table-row table:style-name="ro4">
          <table:table-cell office:value-type="string" calcext:value-type="string">
            <text:p>Bubble Sort One Thousand Sorted Integers</text:p>
          </table:table-cell>
          <table:table-cell office:value-type="float" office:value="3570585" calcext:value-type="float">
            <text:p>3570585</text:p>
          </table:table-cell>
        </table:table-row>
        <table:table-row table:style-name="ro4">
          <table:table-cell office:value-type="string" calcext:value-type="string">
            <text:p>Bubble Sort Ten Thousand Sorted Integers</text:p>
          </table:table-cell>
          <table:table-cell office:value-type="float" office:value="365890163" calcext:value-type="float">
            <text:p>365890163</text:p>
          </table:table-cell>
        </table:table-row>
        <table:table-row table:style-name="ro5">
          <table:table-cell office:value-type="string" calcext:value-type="string">
            <text:p>Bubble Sort with Swap Count One Hundred Sorted Integers</text:p>
          </table:table-cell>
          <table:table-cell office:value-type="float" office:value="76115" calcext:value-type="float">
            <text:p>76115</text:p>
          </table:table-cell>
        </table:table-row>
        <table:table-row table:style-name="ro5">
          <table:table-cell office:value-type="string" calcext:value-type="string">
            <text:p>Bubble Sort with Swap Count One Thousand Sorted Integers</text:p>
          </table:table-cell>
          <table:table-cell office:value-type="float" office:value="14510" calcext:value-type="float">
            <text:p>14510</text:p>
          </table:table-cell>
        </table:table-row>
        <table:table-row table:style-name="ro5">
          <table:table-cell office:value-type="string" calcext:value-type="string">
            <text:p>Bubble Sort with Swap Count Ten Thousand Sorted Integers</text:p>
          </table:table-cell>
          <table:table-cell office:value-type="float" office:value="159855" calcext:value-type="float">
            <text:p>159855</text:p>
          </table:table-cell>
        </table:table-row>
        <table:table-row table:style-name="ro4">
          <table:table-cell office:value-type="string" calcext:value-type="string">
            <text:p>Insertion Sort One Hundred Sorted Integers</text:p>
          </table:table-cell>
          <table:table-cell office:value-type="float" office:value="21443" calcext:value-type="float">
            <text:p>21443</text:p>
          </table:table-cell>
        </table:table-row>
        <table:table-row table:style-name="ro4">
          <table:table-cell office:value-type="string" calcext:value-type="string">
            <text:p>Insertion Sort One Thousand Sorted Integers</text:p>
          </table:table-cell>
          <table:table-cell office:value-type="float" office:value="487260" calcext:value-type="float">
            <text:p>487260</text:p>
          </table:table-cell>
        </table:table-row>
        <table:table-row table:style-name="ro4">
          <table:table-cell office:value-type="string" calcext:value-type="string">
            <text:p>Insertion Sort Ten Thousand Sorted Integers</text:p>
          </table:table-cell>
          <table:table-cell office:value-type="float" office:value="65320081" calcext:value-type="float">
            <text:p>65320081</text:p>
          </table:table-cell>
        </table:table-row>
        <table:table-row table:style-name="ro4">
          <table:table-cell office:value-type="string" calcext:value-type="string">
            <text:p>Merge Sort One Hundred Sorted Integers</text:p>
          </table:table-cell>
          <table:table-cell office:value-type="float" office:value="75172" calcext:value-type="float">
            <text:p>75172</text:p>
          </table:table-cell>
        </table:table-row>
        <table:table-row table:style-name="ro4">
          <table:table-cell office:value-type="string" calcext:value-type="string">
            <text:p>Merge Sort One Thousand Sorted Integers</text:p>
          </table:table-cell>
          <table:table-cell office:value-type="float" office:value="878313" calcext:value-type="float">
            <text:p>878313</text:p>
          </table:table-cell>
        </table:table-row>
        <table:table-row table:style-name="ro4">
          <table:table-cell office:value-type="string" calcext:value-type="string">
            <text:p>Merge Sort Ten Thousand Sorted Integers</text:p>
          </table:table-cell>
          <table:table-cell office:value-type="float" office:value="9453833" calcext:value-type="float">
            <text:p>9453833</text:p>
          </table:table-cell>
        </table:table-row>
        <table:table-row table:style-name="ro4">
          <table:table-cell office:value-type="string" calcext:value-type="string">
            <text:p>Quick Sort One Hundred Sorted Integers</text:p>
          </table:table-cell>
          <table:table-cell office:value-type="float" office:value="120574" calcext:value-type="float">
            <text:p>120574</text:p>
          </table:table-cell>
        </table:table-row>
        <table:table-row table:style-name="ro4">
          <table:table-cell office:value-type="string" calcext:value-type="string">
            <text:p>Quick Sort One Thousand Sorted Integers</text:p>
          </table:table-cell>
          <table:table-cell office:value-type="float" office:value="10464935" calcext:value-type="float">
            <text:p>10464935</text:p>
          </table:table-cell>
        </table:table-row>
        <table:table-row table:style-name="ro4">
          <table:table-cell office:value-type="string" calcext:value-type="string">
            <text:p>Quick Sort Ten Thousand Sorted Integers</text:p>
          </table:table-cell>
          <table:table-cell office:value-type="float" office:value="376676526" calcext:value-type="float">
            <text:p>376676526</text:p>
          </table:table-cell>
        </table:table-row>
        <table:table-row table:style-name="ro4">
          <table:table-cell office:value-type="string" calcext:value-type="string">
            <text:p>Selection Sort One Hundred Sorted Integers</text:p>
          </table:table-cell>
          <table:table-cell office:value-type="float" office:value="64451" calcext:value-type="float">
            <text:p>64451</text:p>
          </table:table-cell>
        </table:table-row>
        <table:table-row table:style-name="ro4">
          <table:table-cell office:value-type="string" calcext:value-type="string">
            <text:p>Selection Sort One Thousand Sorted Integers</text:p>
          </table:table-cell>
          <table:table-cell office:value-type="float" office:value="2213129" calcext:value-type="float">
            <text:p>2213129</text:p>
          </table:table-cell>
        </table:table-row>
        <table:table-row table:style-name="ro4">
          <table:table-cell office:value-type="string" calcext:value-type="string">
            <text:p>Selection Sort Ten Thousand Sorted Integers</text:p>
          </table:table-cell>
          <table:table-cell office:value-type="float" office:value="259173774" calcext:value-type="float">
            <text:p>259173774</text:p>
          </table:table-cell>
        </table:table-row>
        <table:table-row table:style-name="ro1">
          <table:table-cell office:value-type="string" calcext:value-type="string">
            <text:p>Semi Sorted Array Sorting</text:p>
          </table:table-cell>
          <table:table-cell/>
        </table:table-row>
        <table:table-row table:style-name="ro4">
          <table:table-cell office:value-type="string" calcext:value-type="string">
            <text:p>Bubble Sort One Hundred semiSorted Integers</text:p>
          </table:table-cell>
          <table:table-cell office:value-type="float" office:value="55402" calcext:value-type="float">
            <text:p>55402</text:p>
          </table:table-cell>
        </table:table-row>
        <table:table-row table:style-name="ro4">
          <table:table-cell office:value-type="string" calcext:value-type="string">
            <text:p>Bubble Sort One Thousand semiSorted Integers</text:p>
          </table:table-cell>
          <table:table-cell office:value-type="float" office:value="3687019" calcext:value-type="float">
            <text:p>3687019</text:p>
          </table:table-cell>
        </table:table-row>
        <table:table-row table:style-name="ro4">
          <table:table-cell office:value-type="string" calcext:value-type="string">
            <text:p>Bubble Sort Ten Thousand semiSorted Integers</text:p>
          </table:table-cell>
          <table:table-cell office:value-type="float" office:value="364328717" calcext:value-type="float">
            <text:p>364328717</text:p>
          </table:table-cell>
        </table:table-row>
        <table:table-row table:style-name="ro5">
          <table:table-cell office:value-type="string" calcext:value-type="string">
            <text:p>Bubble Sort with Swap Count One Hundred semiSorted Integers</text:p>
          </table:table-cell>
          <table:table-cell office:value-type="float" office:value="3196" calcext:value-type="float">
            <text:p>3196</text:p>
          </table:table-cell>
        </table:table-row>
        <table:table-row table:style-name="ro5">
          <table:table-cell office:value-type="string" calcext:value-type="string">
            <text:p>Bubble Sort with Swap Count One Thousand semiSorted Integers</text:p>
          </table:table-cell>
          <table:table-cell office:value-type="float" office:value="20141" calcext:value-type="float">
            <text:p>20141</text:p>
          </table:table-cell>
        </table:table-row>
        <table:table-row table:style-name="ro5">
          <table:table-cell office:value-type="string" calcext:value-type="string">
            <text:p>Bubble Sort with Swap Count Ten Thousand semiSorted Integers</text:p>
          </table:table-cell>
          <table:table-cell office:value-type="float" office:value="312103" calcext:value-type="float">
            <text:p>312103</text:p>
          </table:table-cell>
        </table:table-row>
        <table:table-row table:style-name="ro4">
          <table:table-cell office:value-type="string" calcext:value-type="string">
            <text:p>Insertion Sort One Hundred semiSorted Integers</text:p>
          </table:table-cell>
          <table:table-cell office:value-type="float" office:value="31183" calcext:value-type="float">
            <text:p>31183</text:p>
          </table:table-cell>
        </table:table-row>
        <table:table-row table:style-name="ro4">
          <table:table-cell office:value-type="string" calcext:value-type="string">
            <text:p>Insertion Sort One Thousand semiSorted Integers</text:p>
          </table:table-cell>
          <table:table-cell office:value-type="float" office:value="539467" calcext:value-type="float">
            <text:p>539467</text:p>
          </table:table-cell>
        </table:table-row>
        <table:table-row table:style-name="ro4">
          <table:table-cell office:value-type="string" calcext:value-type="string">
            <text:p>Insertion Sort Ten Thousand semiSorted Integers</text:p>
          </table:table-cell>
          <table:table-cell office:value-type="float" office:value="63007301" calcext:value-type="float">
            <text:p>63007301</text:p>
          </table:table-cell>
        </table:table-row>
        <table:table-row table:style-name="ro4">
          <table:table-cell office:value-type="string" calcext:value-type="string">
            <text:p>Merge Sort One Hundred semiSorted Integers</text:p>
          </table:table-cell>
          <table:table-cell office:value-type="float" office:value="67296" calcext:value-type="float">
            <text:p>67296</text:p>
          </table:table-cell>
        </table:table-row>
        <table:table-row table:style-name="ro4">
          <table:table-cell office:value-type="string" calcext:value-type="string">
            <text:p>Merge Sort One Thousand semiSorted Integers</text:p>
          </table:table-cell>
          <table:table-cell office:value-type="float" office:value="833963" calcext:value-type="float">
            <text:p>833963</text:p>
          </table:table-cell>
        </table:table-row>
        <table:table-row table:style-name="ro4">
          <table:table-cell office:value-type="string" calcext:value-type="string">
            <text:p>Merge Sort Ten Thousand semiSorted Integers</text:p>
          </table:table-cell>
          <table:table-cell office:value-type="float" office:value="9287946" calcext:value-type="float">
            <text:p>9287946</text:p>
          </table:table-cell>
        </table:table-row>
        <table:table-row table:style-name="ro4">
          <table:table-cell office:value-type="string" calcext:value-type="string">
            <text:p>Quick Sort One Hundred semiSorted Integers</text:p>
          </table:table-cell>
          <table:table-cell office:value-type="float" office:value="45863" calcext:value-type="float">
            <text:p>45863</text:p>
          </table:table-cell>
        </table:table-row>
        <table:table-row table:style-name="ro4">
          <table:table-cell office:value-type="string" calcext:value-type="string">
            <text:p>Quick Sort Ten Thousand semiSorted Integers</text:p>
          </table:table-cell>
          <table:table-cell office:value-type="float" office:value="286523626" calcext:value-type="float">
            <text:p>286523626</text:p>
          </table:table-cell>
        </table:table-row>
        <table:table-row table:style-name="ro4">
          <table:table-cell office:value-type="string" calcext:value-type="string">
            <text:p>Selection Sort One Hundred semiSorted Integers</text:p>
          </table:table-cell>
          <table:table-cell office:value-type="float" office:value="37396" calcext:value-type="float">
            <text:p>37396</text:p>
          </table:table-cell>
        </table:table-row>
        <table:table-row table:style-name="ro4">
          <table:table-cell office:value-type="string" calcext:value-type="string">
            <text:p>Selection Sort One Thousand semiSorted Integers</text:p>
          </table:table-cell>
          <table:table-cell office:value-type="float" office:value="2221025" calcext:value-type="float">
            <text:p>2221025</text:p>
          </table:table-cell>
        </table:table-row>
        <table:table-row table:style-name="ro4">
          <table:table-cell office:value-type="string" calcext:value-type="string">
            <text:p>Selection Sort Ten Thousand semiSorted Integers</text:p>
          </table:table-cell>
          <table:table-cell office:value-type="float" office:value="244965256" calcext:value-type="float">
            <text:p>244965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7:03.999581506</meta:creation-date>
    <dc:date>2018-10-21T22:05:56.905717838</dc:date>
    <meta:editing-duration>PT8M53S</meta:editing-duration>
    <meta:editing-cycles>1</meta:editing-cycles>
    <meta:document-statistic meta:table-count="1" meta:cell-count="109" meta:object-count="3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907cm" svg:height="16.822cm" xlink:href=".." xlink:type="simple" chart:class="chart:bar" chart:style-name="ch1">
        <chart:legend chart:legend-position="end" svg:x="27.644cm" svg:y="8.112cm" style:legend-expansion="high" chart:style-name="ch2"/>
        <chart:plot-area chart:style-name="ch3" table:cell-range-address="Sheet1.A1:Sheet1.B19" chart:data-source-has-labels="both" svg:x="0.598cm" svg:y="0.336cm" svg:width="26.448cm" svg:height="16.15cm">
          <chartooo:coordinate-region svg:x="3.79cm" svg:y="0.336cm" svg:width="23.256cm" svg:height="9.639cm"/>
          <chart:axis chart:dimension="x" chart:name="primary-x" chart:style-name="ch4" chartooo:axis-type="auto">
            <chartooo:date-scale/>
            <chart:categories table:cell-range-address="Sheet1.A2:Sheet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label-cell-address="Sheet1.B1:Sheet1.B1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 Sort One Hundred Integers</text:p>
                <draw:g>
                  <svg:desc>Sheet1.A2:Sheet1.A19</svg:desc>
                </draw:g>
              </table:table-cell>
              <table:table-cell office:value-type="float" office:value="2340277">
                <text:p>2340277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Bubble Sort One Thousand Integers</text:p>
              </table:table-cell>
              <table:table-cell office:value-type="float" office:value="36158542">
                <text:p>36158542</text:p>
              </table:table-cell>
            </table:table-row>
            <table:table-row>
              <table:table-cell office:value-type="string">
                <text:p>Bubble Sort Ten Thousand Integers</text:p>
              </table:table-cell>
              <table:table-cell office:value-type="float" office:value="720552569">
                <text:p>720552569</text:p>
              </table:table-cell>
            </table:table-row>
            <table:table-row>
              <table:table-cell office:value-type="string">
                <text:p>Bubble Sort with Swap Count One Hundred Integers</text:p>
              </table:table-cell>
              <table:table-cell office:value-type="float" office:value="2352939">
                <text:p>2352939</text:p>
              </table:table-cell>
            </table:table-row>
            <table:table-row>
              <table:table-cell office:value-type="string">
                <text:p>Bubble Sort with Swap Count One Thousand Integers</text:p>
              </table:table-cell>
              <table:table-cell office:value-type="float" office:value="48218986">
                <text:p>48218986</text:p>
              </table:table-cell>
            </table:table-row>
            <table:table-row>
              <table:table-cell office:value-type="string">
                <text:p>Bubble Sort with Swap Count Ten Thousand Integers</text:p>
              </table:table-cell>
              <table:table-cell office:value-type="float" office:value="1655832010">
                <text:p>1655832010</text:p>
              </table:table-cell>
            </table:table-row>
            <table:table-row>
              <table:table-cell office:value-type="string">
                <text:p>Insertion Sort One Hundred Integers</text:p>
              </table:table-cell>
              <table:table-cell office:value-type="float" office:value="60212">
                <text:p>60212</text:p>
              </table:table-cell>
            </table:table-row>
            <table:table-row>
              <table:table-cell office:value-type="string">
                <text:p>Insertion Sort One Thousand Integers</text:p>
              </table:table-cell>
              <table:table-cell office:value-type="float" office:value="712859">
                <text:p>712859</text:p>
              </table:table-cell>
            </table:table-row>
            <table:table-row>
              <table:table-cell office:value-type="string">
                <text:p>Insertion Sort Ten Thousand Integers</text:p>
              </table:table-cell>
              <table:table-cell office:value-type="float" office:value="72014508">
                <text:p>72014508</text:p>
              </table:table-cell>
            </table:table-row>
            <table:table-row>
              <table:table-cell office:value-type="string">
                <text:p>Merge Sort One Hundred Integers</text:p>
              </table:table-cell>
              <table:table-cell office:value-type="float" office:value="1155576">
                <text:p>1155576</text:p>
              </table:table-cell>
            </table:table-row>
            <table:table-row>
              <table:table-cell office:value-type="string">
                <text:p>Merge Sort One Thousand Integers</text:p>
              </table:table-cell>
              <table:table-cell office:value-type="float" office:value="7258064">
                <text:p>7258064</text:p>
              </table:table-cell>
            </table:table-row>
            <table:table-row>
              <table:table-cell office:value-type="string">
                <text:p>Merge Sort Ten Thousand Integers</text:p>
              </table:table-cell>
              <table:table-cell office:value-type="float" office:value="9450255">
                <text:p>9450255</text:p>
              </table:table-cell>
            </table:table-row>
            <table:table-row>
              <table:table-cell office:value-type="string">
                <text:p>Quick Sort One Hundred Integers</text:p>
              </table:table-cell>
              <table:table-cell office:value-type="float" office:value="239716">
                <text:p>239716</text:p>
              </table:table-cell>
            </table:table-row>
            <table:table-row>
              <table:table-cell office:value-type="string">
                <text:p>Quick Sort One Thousand Integers</text:p>
              </table:table-cell>
              <table:table-cell office:value-type="float" office:value="3731406">
                <text:p>3731406</text:p>
              </table:table-cell>
            </table:table-row>
            <table:table-row>
              <table:table-cell office:value-type="string">
                <text:p>Quick Sort Ten Thousand Integers</text:p>
              </table:table-cell>
              <table:table-cell office:value-type="float" office:value="4627244">
                <text:p>4627244</text:p>
              </table:table-cell>
            </table:table-row>
            <table:table-row>
              <table:table-cell office:value-type="string">
                <text:p>Selection Sort One Hundred Integers</text:p>
              </table:table-cell>
              <table:table-cell office:value-type="float" office:value="886852">
                <text:p>886852</text:p>
              </table:table-cell>
            </table:table-row>
            <table:table-row>
              <table:table-cell office:value-type="string">
                <text:p>Selection Sort One Thousand Integers</text:p>
              </table:table-cell>
              <table:table-cell office:value-type="float" office:value="17377600">
                <text:p>17377600</text:p>
              </table:table-cell>
            </table:table-row>
            <table:table-row>
              <table:table-cell office:value-type="string">
                <text:p>Selection Sort Ten Thousand Integers</text:p>
              </table:table-cell>
              <table:table-cell office:value-type="float" office:value="133593636">
                <text:p>13359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759cm" svg:height="17.58cm" xlink:href=".." xlink:type="simple" chart:class="chart:bar" chart:style-name="ch1">
        <chart:legend chart:legend-position="end" svg:x="42.496cm" svg:y="8.491cm" style:legend-expansion="high" chart:style-name="ch2"/>
        <chart:plot-area chart:style-name="ch3" table:cell-range-address="Sheet1.A20:Sheet1.B38" chart:data-source-has-labels="both" svg:x="0.895cm" svg:y="0.351cm" svg:width="40.706cm" svg:height="16.878cm">
          <chartooo:coordinate-region svg:x="4.467cm" svg:y="0.351cm" svg:width="37.134cm" svg:height="9.58cm"/>
          <chart:axis chart:dimension="x" chart:name="primary-x" chart:style-name="ch4" chartooo:axis-type="auto">
            <chartooo:date-scale/>
            <chart:categories table:cell-range-address="Sheet1.A21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1:Sheet1.B38" chart:label-cell-address="Sheet1.B20:Sheet1.B20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0:Sheet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 Sort One Hundred Sorted Integers</text:p>
                <draw:g>
                  <svg:desc>Sheet1.A21:Sheet1.A38</svg:desc>
                </draw:g>
              </table:table-cell>
              <table:table-cell office:value-type="float" office:value="87578">
                <text:p>87578</text:p>
                <draw:g>
                  <svg:desc>Sheet1.B21:Sheet1.B38</svg:desc>
                </draw:g>
              </table:table-cell>
            </table:table-row>
            <table:table-row>
              <table:table-cell office:value-type="string">
                <text:p>Bubble Sort One Thousand Sorted Integers</text:p>
              </table:table-cell>
              <table:table-cell office:value-type="float" office:value="3570585">
                <text:p>3570585</text:p>
              </table:table-cell>
            </table:table-row>
            <table:table-row>
              <table:table-cell office:value-type="string">
                <text:p>Bubble Sort Ten Thousand Sorted Integers</text:p>
              </table:table-cell>
              <table:table-cell office:value-type="float" office:value="365890163">
                <text:p>365890163</text:p>
              </table:table-cell>
            </table:table-row>
            <table:table-row>
              <table:table-cell office:value-type="string">
                <text:p>Bubble Sort with Swap Count One Hundred Sorted Integers</text:p>
              </table:table-cell>
              <table:table-cell office:value-type="float" office:value="76115">
                <text:p>76115</text:p>
              </table:table-cell>
            </table:table-row>
            <table:table-row>
              <table:table-cell office:value-type="string">
                <text:p>Bubble Sort with Swap Count One Thousand Sorted Integers</text:p>
              </table:table-cell>
              <table:table-cell office:value-type="float" office:value="14510">
                <text:p>14510</text:p>
              </table:table-cell>
            </table:table-row>
            <table:table-row>
              <table:table-cell office:value-type="string">
                <text:p>Bubble Sort with Swap Count Ten Thousand Sorted Integers</text:p>
              </table:table-cell>
              <table:table-cell office:value-type="float" office:value="159855">
                <text:p>159855</text:p>
              </table:table-cell>
            </table:table-row>
            <table:table-row>
              <table:table-cell office:value-type="string">
                <text:p>Insertion Sort One Hundred Sorted Integers</text:p>
              </table:table-cell>
              <table:table-cell office:value-type="float" office:value="21443">
                <text:p>21443</text:p>
              </table:table-cell>
            </table:table-row>
            <table:table-row>
              <table:table-cell office:value-type="string">
                <text:p>Insertion Sort One Thousand Sorted Integers</text:p>
              </table:table-cell>
              <table:table-cell office:value-type="float" office:value="487260">
                <text:p>487260</text:p>
              </table:table-cell>
            </table:table-row>
            <table:table-row>
              <table:table-cell office:value-type="string">
                <text:p>Insertion Sort Ten Thousand Sorted Integers</text:p>
              </table:table-cell>
              <table:table-cell office:value-type="float" office:value="65320081">
                <text:p>65320081</text:p>
              </table:table-cell>
            </table:table-row>
            <table:table-row>
              <table:table-cell office:value-type="string">
                <text:p>Merge Sort One Hundred Sorted Integers</text:p>
              </table:table-cell>
              <table:table-cell office:value-type="float" office:value="75172">
                <text:p>75172</text:p>
              </table:table-cell>
            </table:table-row>
            <table:table-row>
              <table:table-cell office:value-type="string">
                <text:p>Merge Sort One Thousand Sorted Integers</text:p>
              </table:table-cell>
              <table:table-cell office:value-type="float" office:value="878313">
                <text:p>878313</text:p>
              </table:table-cell>
            </table:table-row>
            <table:table-row>
              <table:table-cell office:value-type="string">
                <text:p>Merge Sort Ten Thousand Sorted Integers</text:p>
              </table:table-cell>
              <table:table-cell office:value-type="float" office:value="9453833">
                <text:p>9453833</text:p>
              </table:table-cell>
            </table:table-row>
            <table:table-row>
              <table:table-cell office:value-type="string">
                <text:p>Quick Sort One Hundred Sorted Integers</text:p>
              </table:table-cell>
              <table:table-cell office:value-type="float" office:value="120574">
                <text:p>120574</text:p>
              </table:table-cell>
            </table:table-row>
            <table:table-row>
              <table:table-cell office:value-type="string">
                <text:p>Quick Sort One Thousand Sorted Integers</text:p>
              </table:table-cell>
              <table:table-cell office:value-type="float" office:value="10464935">
                <text:p>10464935</text:p>
              </table:table-cell>
            </table:table-row>
            <table:table-row>
              <table:table-cell office:value-type="string">
                <text:p>Quick Sort Ten Thousand Sorted Integers</text:p>
              </table:table-cell>
              <table:table-cell office:value-type="float" office:value="376676526">
                <text:p>376676526</text:p>
              </table:table-cell>
            </table:table-row>
            <table:table-row>
              <table:table-cell office:value-type="string">
                <text:p>Selection Sort One Hundred Sorted Integers</text:p>
              </table:table-cell>
              <table:table-cell office:value-type="float" office:value="64451">
                <text:p>64451</text:p>
              </table:table-cell>
            </table:table-row>
            <table:table-row>
              <table:table-cell office:value-type="string">
                <text:p>Selection Sort One Thousand Sorted Integers</text:p>
              </table:table-cell>
              <table:table-cell office:value-type="float" office:value="2213129">
                <text:p>2213129</text:p>
              </table:table-cell>
            </table:table-row>
            <table:table-row>
              <table:table-cell office:value-type="string">
                <text:p>Selection Sort Ten Thousand Sorted Integers</text:p>
              </table:table-cell>
              <table:table-cell office:value-type="float" office:value="259173774">
                <text:p>2591737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515cm" svg:height="18.61cm" xlink:href=".." xlink:type="simple" chart:class="chart:bar" chart:style-name="ch1">
        <chart:legend chart:legend-position="end" svg:x="37.252cm" svg:y="9.006cm" style:legend-expansion="high" chart:style-name="ch2"/>
        <chart:plot-area chart:style-name="ch3" table:cell-range-address="Sheet1.A39:Sheet1.B56" chart:data-source-has-labels="both" svg:x="0.79cm" svg:y="0.372cm" svg:width="35.672cm" svg:height="17.866cm">
          <chartooo:coordinate-region svg:x="4.987cm" svg:y="0.372cm" svg:width="31.475cm" svg:height="10.046cm"/>
          <chart:axis chart:dimension="x" chart:name="primary-x" chart:style-name="ch4" chartooo:axis-type="auto">
            <chartooo:date-scale/>
            <chart:categories table:cell-range-address="Sheet1.A40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0:Sheet1.B56" chart:label-cell-address="Sheet1.B39:Sheet1.B39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39:Sheet1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bble Sort One Hundred semiSorted Integers</text:p>
                <draw:g>
                  <svg:desc>Sheet1.A40:Sheet1.A56</svg:desc>
                </draw:g>
              </table:table-cell>
              <table:table-cell office:value-type="float" office:value="55402">
                <text:p>55402</text:p>
                <draw:g>
                  <svg:desc>Sheet1.B40:Sheet1.B56</svg:desc>
                </draw:g>
              </table:table-cell>
            </table:table-row>
            <table:table-row>
              <table:table-cell office:value-type="string">
                <text:p>Bubble Sort One Thousand semiSorted Integers</text:p>
              </table:table-cell>
              <table:table-cell office:value-type="float" office:value="3687019">
                <text:p>3687019</text:p>
              </table:table-cell>
            </table:table-row>
            <table:table-row>
              <table:table-cell office:value-type="string">
                <text:p>Bubble Sort Ten Thousand semiSorted Integers</text:p>
              </table:table-cell>
              <table:table-cell office:value-type="float" office:value="364328717">
                <text:p>364328717</text:p>
              </table:table-cell>
            </table:table-row>
            <table:table-row>
              <table:table-cell office:value-type="string">
                <text:p>Bubble Sort with Swap Count One Hundred semiSorted Integers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Bubble Sort with Swap Count One Thousand semiSorted Integers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Bubble Sort with Swap Count Ten Thousand semiSorted Integers</text:p>
              </table:table-cell>
              <table:table-cell office:value-type="float" office:value="312103">
                <text:p>312103</text:p>
              </table:table-cell>
            </table:table-row>
            <table:table-row>
              <table:table-cell office:value-type="string">
                <text:p>Insertion Sort One Hundred semiSorted Integers</text:p>
              </table:table-cell>
              <table:table-cell office:value-type="float" office:value="31183">
                <text:p>31183</text:p>
              </table:table-cell>
            </table:table-row>
            <table:table-row>
              <table:table-cell office:value-type="string">
                <text:p>Insertion Sort One Thousand semiSorted Integers</text:p>
              </table:table-cell>
              <table:table-cell office:value-type="float" office:value="539467">
                <text:p>539467</text:p>
              </table:table-cell>
            </table:table-row>
            <table:table-row>
              <table:table-cell office:value-type="string">
                <text:p>Insertion Sort Ten Thousand semiSorted Integers</text:p>
              </table:table-cell>
              <table:table-cell office:value-type="float" office:value="63007301">
                <text:p>63007301</text:p>
              </table:table-cell>
            </table:table-row>
            <table:table-row>
              <table:table-cell office:value-type="string">
                <text:p>Merge Sort One Hundred semiSorted Integers</text:p>
              </table:table-cell>
              <table:table-cell office:value-type="float" office:value="67296">
                <text:p>67296</text:p>
              </table:table-cell>
            </table:table-row>
            <table:table-row>
              <table:table-cell office:value-type="string">
                <text:p>Merge Sort One Thousand semiSorted Integers</text:p>
              </table:table-cell>
              <table:table-cell office:value-type="float" office:value="833963">
                <text:p>833963</text:p>
              </table:table-cell>
            </table:table-row>
            <table:table-row>
              <table:table-cell office:value-type="string">
                <text:p>Merge Sort Ten Thousand semiSorted Integers</text:p>
              </table:table-cell>
              <table:table-cell office:value-type="float" office:value="9287946">
                <text:p>9287946</text:p>
              </table:table-cell>
            </table:table-row>
            <table:table-row>
              <table:table-cell office:value-type="string">
                <text:p>Quick Sort One Hundred semiSorted Integers</text:p>
              </table:table-cell>
              <table:table-cell office:value-type="float" office:value="45863">
                <text:p>45863</text:p>
              </table:table-cell>
            </table:table-row>
            <table:table-row>
              <table:table-cell office:value-type="string">
                <text:p>Quick Sort Ten Thousand semiSorted Integers</text:p>
              </table:table-cell>
              <table:table-cell office:value-type="float" office:value="286523626">
                <text:p>286523626</text:p>
              </table:table-cell>
            </table:table-row>
            <table:table-row>
              <table:table-cell office:value-type="string">
                <text:p>Selection Sort One Hundred semiSorted Integers</text:p>
              </table:table-cell>
              <table:table-cell office:value-type="float" office:value="37396">
                <text:p>37396</text:p>
              </table:table-cell>
            </table:table-row>
            <table:table-row>
              <table:table-cell office:value-type="string">
                <text:p>Selection Sort One Thousand semiSorted Integers</text:p>
              </table:table-cell>
              <table:table-cell office:value-type="float" office:value="2221025">
                <text:p>2221025</text:p>
              </table:table-cell>
            </table:table-row>
            <table:table-row>
              <table:table-cell office:value-type="string">
                <text:p>Selection Sort Ten Thousand semiSorted Integers</text:p>
              </table:table-cell>
              <table:table-cell office:value-type="float" office:value="244965256">
                <text:p>244965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